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5a2e" officeooo:paragraph-rsid="000e5a2e"/>
    </style:style>
    <style:style style:name="P2" style:family="paragraph" style:parent-style-name="Standard">
      <style:text-properties officeooo:rsid="000e8b00" officeooo:paragraph-rsid="000e8b00"/>
    </style:style>
    <style:style style:name="P3" style:family="paragraph" style:parent-style-name="Standard">
      <style:text-properties officeooo:rsid="0015d71e" officeooo:paragraph-rsid="0015d71e"/>
    </style:style>
    <style:style style:name="T1" style:family="text">
      <style:text-properties officeooo:rsid="000e8b00"/>
    </style:style>
    <style:style style:name="T2" style:family="text">
      <style:text-properties officeooo:rsid="00120ac7"/>
    </style:style>
    <style:style style:name="T3" style:family="text">
      <style:text-properties officeooo:rsid="0013e555"/>
    </style:style>
    <style:style style:name="T4" style:family="text">
      <style:text-properties officeooo:rsid="0015d71e"/>
    </style:style>
    <style:style style:name="T5" style:family="text">
      <style:text-properties officeooo:rsid="0018c912"/>
    </style:style>
    <style:style style:name="T6" style:family="text">
      <style:text-properties officeooo:rsid="001a4ae9"/>
    </style:style>
    <style:style style:name="T7" style:family="text">
      <style:text-properties officeooo:rsid="001b0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debian11 <text:span text:style-name="T1">TERMINAL</text:span>: </text:p>
      <text:p text:style-name="P1"/>
      <text:p text:style-name="P1"><text:tab/>pwd : directorio donde estoy situado </text:p>
      <text:p text:style-name="P1"/>
      <text:p text:style-name="P1"><text:tab/>ls : listado contenido en el directorio</text:p>
      <text:p text:style-name="P1"/>
      <text:p text:style-name="P1"><text:tab/>mkdir + nombre : crear directorio/carpeta</text:p>
      <text:p text:style-name="P1"/>
      <text:p text:style-name="P1"><text:tab/>codium + nombre de la carpeta + / : abre codium en la carpeta seleccionada </text:p>
      <text:p text:style-name="P1"/>
      <text:p text:style-name="P1"><text:tab/>subl + nombre de la carpeta + / : abre sublime en la carpeta</text:p>
      <text:p text:style-name="P1"/>
      <text:p text:style-name="P2"><text:tab/>cd + nombre carpeta + / : cambiar directorio</text:p>
      <text:p text:style-name="P2"/>
      <text:p text:style-name="P2"><text:tab/>clear : limpiar terminal</text:p>
      <text:p text:style-name="P2"/>
      <text:p text:style-name="P2"><text:tab/>codium + . : abrir codium en la carpeta en la que estoy</text:p>
      <text:p text:style-name="P2"/>
      <text:p text:style-name="P2"><text:tab/><text:span text:style-name="T2">firefox + test… : abrir navegador + la página html</text:span></text:p>
      <text:p text:style-name="P2"/>
      <text:p text:style-name="P2"><text:tab/><text:span text:style-name="T5">df = ver discos duros </text:span></text:p>
      <text:p text:style-name="P2"><text:tab/></text:p>
      <text:p text:style-name="P2"><text:tab/><text:span text:style-name="T5">cd / = cambiar al directorio raiz</text:span></text:p>
      <text:p text:style-name="P2"><text:tab/></text:p>
      <text:p text:style-name="P2"><text:tab/><text:span text:style-name="T5">pwd = ver donde estoy</text:span></text:p>
      <text:p text:style-name="P2"/>
      <text:p text:style-name="P2"><text:tab/><text:span text:style-name="T6">echo “texto q quieras” &gt; carpeta que quieras/ nombre del archivo. Extension</text:span></text:p>
      <text:p text:style-name="P2"/>
      <text:p text:style-name="P2"><text:tab/><text:span text:style-name="T6">cat + documento = ver el documento</text:span></text:p>
      <text:p text:style-name="P2"/>
      <text:p text:style-name="P2"><text:tab/><text:span text:style-name="T6">cd .. = volver hacia atrás</text:span></text:p>
      <text:p text:style-name="P2"/>
      <text:p text:style-name="P2"><text:tab/><text:span text:style-name="T7">cd ../.. = mover atrás varias veces</text:span></text:p>
      <text:p text:style-name="P2"/>
      <text:p text:style-name="P2"><text:tab/><text:span text:style-name="T6">cat ./nombre archivo = buscar el archivo </text:span></text:p>
      <text:p text:style-name="P2"/>
      <text:p text:style-name="P2"><text:tab/><text:span text:style-name="T7">cat ../nombre del archivo = archivo que esta x encima</text:span></text:p>
      <text:p text:style-name="P2"/>
      <text:p text:style-name="P2"><text:tab/></text:p>
      <text:p text:style-name="P2"><text:tab/></text:p>
      <text:p text:style-name="P2"/>
      <text:p text:style-name="P2">CODIUM : </text:p>
      <text:p text:style-name="P2"/>
      <text:p text:style-name="P2"><text:tab/>Ctrl + n : nuevo</text:p>
      <text:p text:style-name="P2"/>
      <text:p text:style-name="P2"><text:tab/>! + tab : html predeterminado </text:p>
      <text:p text:style-name="P2"/>
      <text:p text:style-name="P2"><text:tab/><text:span text:style-name="T3">alt + z <text:s/>ver mejor…</text:span></text:p>
      <text:p text:style-name="P2"/>
      <text:p text:style-name="P2"><text:tab/><text:span text:style-name="T4">ctrl + mayus + p : paleta de comandos</text:span></text:p>
      <text:p text:style-name="P2"/>
      <text:p text:style-name="P2"><text:tab/></text:p>
      <text:p text:style-name="P2"><text:soft-page-break/></text:p>
      <text:p text:style-name="P3"><text:tab/></text:p>
      <text:p text:style-name="P2"/>
      <text:p text:style-name="P2"><text:tab/></text:p>
      <text:p text:style-name="P2"><text:tab/></text:p>
      <text:p text:style-name="P2"><text:tab/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09:13:36.476466743</meta:creation-date>
    <dc:date>2021-11-09T09:03:13.289682587</dc:date>
    <meta:editing-duration>P14DT17M59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2" meta:paragraph-count="33" meta:word-count="179" meta:character-count="927" meta:non-whitespace-character-count="733"/>
  </office:meta>
</office:document-meta>
</file>